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4" svg:font-family="Arial"/>
    <style:font-face style:name="OpenSymbol" svg:font-family="OpenSymbol"/>
    <style:font-face style:name="Arial1" svg:font-family="Arial" style:font-family-generic="swiss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Bullets_2c__20_diamond"/>
    <style:style style:name="P2" style:family="paragraph" style:parent-style-name="Title" style:master-page-name="Portrait_2c__20_3_2f_4_22__20_margins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_goto.py</text:p>
      <text:p text:style-name="Subtitle"><text:a xlink:type="simple" xlink:href="mailto:someonesdad1@gmail.com" text:style-name="Internet_20_link" text:visited-style-name="Visited_20_Internet_20_Link">someonesdad1@gmail.com</text:a> 4 Feb 2019</text:p>
      <text:p text:style-name="Text_20_body">I use this python script with some shell functions to open remembered project files and to navigate to remembered locations on my computer. <text:s/>The key advantages are:</text:p>
      <text:list xml:id="list1674119225605451173" text:style-name="Bullets_2c__20_diamond">
        <text:list-item>
          <text:p text:style-name="P1">It can be used for multiple projects, each with its own datafile for remembered paths.</text:p>
        </text:list-item>
        <text:list-item>
          <text:p text:style-name="P1">The remembered paths can be commented out so you don't see them (and, thus, they don't clutter up the working display). <text:s/>The benefit is that you can look at the datafile later to find where a particular project was stored.</text:p>
        </text:list-item>
      </text:list>
      <text:p text:style-name="Text_20_body">Here's an example of the basic use. <text:s/>I use a shell function named <text:span text:style-name="Code">pr</text:span> to keep track of the projects I'm working on. <text:s/>When I type <text:span text:style-name="Code">pr</text:span> at the command line, I might see a listing like</text:p>
      <text:p text:style-name="Code">1 <text:s text:c="2"/>/pylib/pgm/_goto.odt</text:p>
      <text:p text:style-name="Code">2 <text:s text:c="2"/>Project2</text:p>
      <text:p text:style-name="Code"/>
      <text:p text:style-name="Code">di <text:s text:c="7"/>Ditch project</text:p>
      <text:p text:style-name="Code_20_end">Selection?</text:p>
      <text:p text:style-name="Text_20_body">The script is prompting me to choose which application (i.e., remembered file name) I wish to launch. <text:s/>Just pressing the return key takes me back to a shell prompt. <text:s/>The numbered directory names (or their aliases) are those that don't have a string shortcut given to them. <text:s/>The lower list of directories are those that have a string shortcut.</text:p>
      <text:p text:style-name="Text_20_body">If I remember the associated number or string shortcut, I can type that in as an argument to the <text:span text:style-name="Code">pr</text:span> command and go to that directory directly. <text:s/>I use this feature a lot because the last-saved directory is the first in the numbered list.</text:p>
      <text:p text:style-name="Text_20_body">If I type in <text:span text:style-name="Code">pr e</text:span>, the project's datafile is called up in my editor. <text:s/>This lets me reorder things, delete things, comment out an entry (saving it but not displaying it), give a file path an alias, or give an entry a string shortcut.</text:p>
      <text:p text:style-name="Text_20_body">Here's a datafile that could result in the above display:</text:p>
      <text:p text:style-name="Code">/pylib/pgm/_goto.odt</text:p>
      <text:p text:style-name="Code">Project2; /pylib/project2.odt</text:p>
      <text:p text:style-name="Code">Ditch project;di;/doc/ditch.odt</text:p>
      <text:p text:style-name="Code">Hidden project;@hi;/doc/hidden.odt</text:p>
      <text:p text:style-name="Code_20_end">#Old ditch project;di;/doc/ditch_old.odt</text:p>
      <text:p text:style-name="Text_20_body">The first line only contains a file name. <text:s/>If you enter the number 1 at the <text:span text:style-name="Code">Selection?</text:span> prompt, the <text:span text:style-name="Code">_goto.py</text:span> script will cause this file to be opened with its associated application.</text:p>
      <text:p text:style-name="Text_20_body">The second line uses an alias for the file to open.</text:p>
      <text:p text:style-name="Text_20_body">The third line uses both an alias and a string shortcut. <text:s/>I thus can open the ditch project's file by typing <text:span text:style-name="Code">pr di</text:span> at the command line.</text:p>
      <text:p text:style-name="Text_20_body">The fourth line uses the <text:span text:style-name="Code">@</text:span> character to flag a project whose file is not to be displayed. <text:s/>I use this for projects that I open a lot; I choose not to see them listed because I remember their shortcut string.</text:p>
      <text:p text:style-name="Text_20_body">The last line is commented out because of the <text:span text:style-name="Code">#</text:span> character. <text:s/>This lets me "remember" the location of a project file, but not see it displayed if I'm not actively working on it. <text:s/>A benefit of this is that it lets me find an old project file. <text:s/>My computer has over 60,000 directories on it and it's not hard to forget where a particular file is.</text:p>
      <text:p text:style-name="Text_20_body">When I want to remember a project file, I use the command <text:span text:style-name="Code">pr a &lt;path_to_file&gt;</text:span>. <text:s/>I'll often follow this up with a <text:span text:style-name="Code">pr e</text:span> command to edit the <text:span text:style-name="Code">.projectrc</text:span> file to give the directory an alias or a string shortcut. <text:s/>A convenience is that the most-recently-remembered project file is added to the beginning of the file, making it number 1 on the printed list.</text:p>
      <text:p text:style-name="Text_20_body">Two handy options to the <text:span text:style-name="Code">pr</text:span> command are <text:span text:style-name="Code">-t</text:span> and <text:span text:style-name="Code">-T</text:span>. <text:s/>These commands have the <text:span text:style-name="Code">_goto.py</text:span> <text:soft-page-break/>script check that each active or remembered path, respectively, is a valid path in the file system. <text:s/>This is useful over long periods of time because you'll often rename or move things and then not be able to find something later. <text:s/>If you run these options periodically, you'll identify paths that are no longer valid so you can fix them.</text:p>
      <text:h text:style-name="Heading_20_1" text:outline-level="1">Shell functions</text:h>
      <text:p text:style-name="Text_20_body">I work in a UNIX-like environment such as cygwin under Windows or Linux. <text:s/>I use the bash shell by default; you might have to modify these functions if you use a different shell.</text:p>
      <text:h text:style-name="Heading_20_2" text:outline-level="2">Projects</text:h>
      <text:p text:style-name="Text_20_body">I use the following shell function for my <text:span text:style-name="Code">pr</text:span> command:</text:p>
      <text:p text:style-name="Code">pr()</text:p>
      <text:p text:style-name="Code">{</text:p>
      <text:p text:style-name="Code"><text:s text:c="5"/>applaunch project "$@"</text:p>
      <text:p text:style-name="Code_20_end">}</text:p>
      <text:p text:style-name="Text_20_body">The reason for this is that I have multiple commands like this that launch from various project files. <text:s/>For example, <text:span text:style-name="Code">vid</text:span> is used to keep track of video projects.</text:p>
      <text:p text:style-name="Text_20_body">The work is done in the <text:span text:style-name="Code">applaunch</text:span> function:</text:p>
      <text:p text:style-name="Code">#-----------------------------------------------------------------------------</text:p>
      <text:p text:style-name="Code"># Function to launch applications:</text:p>
      <text:p text:style-name="Code"># <text:s text:c="2"/>applaunch application <text:s text:c="4"/>Launches application</text:p>
      <text:p text:style-name="Code"># <text:s text:c="2"/>applaunch a appl <text:s text:c="9"/>Adds application appl to storage</text:p>
      <text:p text:style-name="Code"># <text:s text:c="2"/>applaunch e <text:s text:c="14"/>Edits the storage file</text:p>
      <text:p text:style-name="Code"># <text:s text:c="2"/>applaunch S string <text:s text:c="7"/>Search file for a string</text:p>
      <text:p text:style-name="Code"># <text:s text:c="2"/>applaunch -t <text:s text:c="13"/>Check the paths in the file</text:p>
      <text:p text:style-name="Code"># <text:s text:c="2"/>applaunch -T <text:s text:c="13"/>Check all paths, even those commented out</text:p>
      <text:p text:style-name="Code"># <text:s text:c="2"/>applaunch v appl <text:s text:c="9"/>Use vi to edit the indicated appl</text:p>
      <text:p text:style-name="Code"># <text:s text:c="2"/>applaunch <text:s text:c="16"/>Requests an integer to launch a listed appl</text:p>
      <text:p text:style-name="Code">#</text:p>
      <text:p text:style-name="Code"># Parameters:</text:p>
      <text:p text:style-name="Code"># <text:s text:c="2"/>1 <text:s text:c="2"/>name (used to make tmp file and get rc file)</text:p>
      <text:p text:style-name="Code"/>
      <text:p text:style-name="Code">applaunch()</text:p>
      <text:p text:style-name="Code">{</text:p>
      <text:p text:style-name="Code"><text:s text:c="4"/>typeset tmp=/tmp/${1?Need name of rc file}.$$</text:p>
      <text:p text:style-name="Code"><text:s text:c="4"/>typeset dir</text:p>
      <text:p text:style-name="Code"><text:s text:c="4"/>typeset appfile="$HOME/.${1}rc"</text:p>
      <text:p text:style-name="Code"><text:s text:c="4"/>typeset logfile="$HOME/.${1}rc.log"</text:p>
      <text:p text:style-name="Code"><text:s text:c="4"/>#typeset app="/usr/bin/exo-open" <text:s text:c="7"/># Ubuntu</text:p>
      <text:p text:style-name="Code"><text:s text:c="4"/>#typeset app="/home/Don/bin/app.exe" <text:s text:c="3"/># Windows XP days</text:p>
      <text:p text:style-name="Code"><text:s text:c="4"/>typeset app="cygstart" <text:s text:c="17"/># Under cygwin</text:p>
      <text:p text:style-name="Code"><text:s text:c="4"/>typeset edit=""</text:p>
      <text:p text:style-name="Code"><text:s text:c="4"/>typeset goto=_goto.py</text:p>
      <text:p text:style-name="Code"><text:s text:c="4"/>typeset PYTHON="$PYTHON3"</text:p>
      <text:p text:style-name="Code"><text:s text:c="4"/>typeset PYTHONPATH="$PYTHONPATHcyg"</text:p>
      <text:p text:style-name="Code"><text:s text:c="4"/>typeset PYTHONLIB="$PYTHONLIBcyg"</text:p>
      <text:p text:style-name="Code"><text:s text:c="4"/>typeset PYTHONPGM="$PYTHONPGMcyg"</text:p>
      <text:p text:style-name="Code"><text:s text:c="4"/>typeset PYTHONSTARTUP="$PYTHONSTARTUPcyg"</text:p>
      <text:p text:style-name="Code"><text:s text:c="4"/>shift</text:p>
      <text:p text:style-name="Code"><text:s text:c="4"/>if [ $# -eq 0 ] ; then</text:p>
      <text:p text:style-name="Code"><text:s text:c="8"/># If no arguments were given, use the rc file's entries &amp;</text:p>
      <text:p text:style-name="Code"><text:s text:c="8"/># prompt the user.</text:p>
      <text:p text:style-name="Code"><text:s text:c="8"/>appl="$($PYTHON $PYTHONPGM/$goto -c $appfile 0)"</text:p>
      <text:p text:style-name="Code"><text:s text:c="8"/>[ "$appl" = "" ] &amp;&amp; return</text:p>
      <text:p text:style-name="Code"><text:s text:c="4"/>else</text:p>
      <text:p text:style-name="Code"><text:s text:c="8"/>if [ "$1" = "-t" ] ; then</text:p>
      <text:p text:style-name="Code"><text:s text:c="12"/># Check the paths in the file</text:p>
      <text:p text:style-name="Code"><text:s text:c="12"/>$PYTHON $PYTHONPGM/$goto -t $appfile</text:p>
      <text:p text:style-name="Code"><text:s text:c="12"/>return</text:p>
      <text:p text:style-name="Code"><text:s text:c="8"/>fi</text:p>
      <text:p text:style-name="Code"><text:s text:c="8"/>if [ "$1" = "-T" ] ; then</text:p>
      <text:p text:style-name="Code"><text:soft-page-break/><text:s text:c="12"/># Check all the paths in the file</text:p>
      <text:p text:style-name="Code"><text:s text:c="12"/>$PYTHON $PYTHONPGM/$goto -T $appfile</text:p>
      <text:p text:style-name="Code"><text:s text:c="12"/>return</text:p>
      <text:p text:style-name="Code"><text:s text:c="8"/>fi</text:p>
      <text:p text:style-name="Code"><text:s text:c="8"/>case "$1" in</text:p>
      <text:p text:style-name="Code"><text:s text:c="12"/>a|add) # Add application to beginning of file</text:p>
      <text:p text:style-name="Code"><text:s text:c="16"/>echo $($PYTHON $PYTHONPGM/abspath.py \</text:p>
      <text:p text:style-name="Code"><text:s text:c="23"/>${2?Need a file name}) &gt;$tmp</text:p>
      <text:p text:style-name="Code"><text:s text:c="16"/>cat $appfile &gt;&gt;$tmp</text:p>
      <text:p text:style-name="Code"><text:s text:c="16"/>cp $appfile $HOME/.bup/${1}.$$ <text:s/># Make a backup copy</text:p>
      <text:p text:style-name="Code"><text:s text:c="16"/>mv $tmp $appfile</text:p>
      <text:p text:style-name="Code"><text:s text:c="16"/>return;;</text:p>
      <text:p text:style-name="Code"><text:s text:c="12"/>-h|h|help) # Show the commands</text:p>
      <text:p text:style-name="Code"><text:s text:c="16"/>cat &lt;&lt;EOF</text:p>
      <text:p text:style-name="Code">Commands:</text:p>
      <text:p text:style-name="Code"><text:s text:c="4"/>a filepath <text:s text:c="5"/>Adds application filepath to config</text:p>
      <text:p text:style-name="Code"><text:s text:c="4"/>e <text:s text:c="14"/>Edits the config file</text:p>
      <text:p text:style-name="Code"><text:s text:c="4"/>S string <text:s text:c="7"/>Search config file for a string</text:p>
      <text:p text:style-name="Code"><text:s text:c="4"/>T string <text:s text:c="7"/>Search config file for a string but only active items</text:p>
      <text:p text:style-name="Code"><text:s text:c="4"/>-t <text:s text:c="13"/>Check the paths in the config file</text:p>
      <text:p text:style-name="Code"><text:s text:c="4"/>-T <text:s text:c="13"/>Check all paths in the config file (even commented-out)</text:p>
      <text:p text:style-name="Code">EOF</text:p>
      <text:p text:style-name="Code"><text:s text:c="20"/>return;;</text:p>
      <text:p text:style-name="Code"><text:s text:c="12"/>e|ed|edit) # Edit the storage file</text:p>
      <text:p text:style-name="Code"><text:s text:c="16"/>$EDITOR $appfile</text:p>
      <text:p text:style-name="Code"><text:s text:c="16"/>return;;</text:p>
      <text:p text:style-name="Code"><text:s text:c="12"/>T) # Search the config file for a string (active items only)</text:p>
      <text:p text:style-name="Code"><text:s text:c="16"/>sed -e 's/^ *//' &lt;$appfile | \</text:p>
      <text:p text:style-name="Code"><text:s text:c="18"/>grep -v ' *#' | grep -i $2 </text:p>
      <text:p text:style-name="Code"><text:s text:c="16"/>return;;</text:p>
      <text:p text:style-name="Code"><text:s text:c="12"/>S) # Search the config file for a string</text:p>
      <text:p text:style-name="Code"><text:s text:c="16"/>sed -e 's/^ *//' &lt;$appfile | grep -i $2</text:p>
      <text:p text:style-name="Code"><text:s text:c="16"/>return;;</text:p>
      <text:p text:style-name="Code"><text:s text:c="12"/>*) <text:s/>typeset path="$($PYTHON $PYTHONPGM/abspath.py $1)"</text:p>
      <text:p text:style-name="Code"><text:s text:c="16"/>if [ -r "$path" ] ; then</text:p>
      <text:p text:style-name="Code"><text:s text:c="20"/>echo "$(dt) $path" &gt;&gt;$logfile</text:p>
      <text:p text:style-name="Code"><text:s text:c="20"/>$app "$path"</text:p>
      <text:p text:style-name="Code"><text:s text:c="16"/>else</text:p>
      <text:p text:style-name="Code"><text:s text:c="20"/>appl="$($PYTHON $PYTHONPGM/$goto -c $appfile $1)"</text:p>
      <text:p text:style-name="Code"><text:s text:c="20"/>echo "$appl $path" &gt;&gt;$logfile</text:p>
      <text:p text:style-name="Code"><text:s text:c="20"/>[ "$appl" = "" ] &amp;&amp; return</text:p>
      <text:p text:style-name="Code"><text:s text:c="20"/>$app "$appl"</text:p>
      <text:p text:style-name="Code"><text:s text:c="16"/>fi</text:p>
      <text:p text:style-name="Code"><text:s text:c="16"/>return;;</text:p>
      <text:p text:style-name="Code"><text:s text:c="8"/>esac</text:p>
      <text:p text:style-name="Code"><text:s text:c="4"/>fi</text:p>
      <text:p text:style-name="Code"><text:s text:c="4"/>[ "$appl" = "" ] &amp;&amp; return</text:p>
      <text:p text:style-name="Code"><text:s text:c="4"/>$app "$appl"</text:p>
      <text:p text:style-name="Code_20_end">}</text:p>
      <text:p text:style-name="Text_20_body">The underlying work is done by the <text:span text:style-name="Code">_goto.py</text:span> script, which was originally written to help me navigate/remember the various directories I worked in.</text:p>
      <text:h text:style-name="Heading_20_2" text:outline-level="2">Directories</text:h>
      <text:p text:style-name="Text_20_body">The <text:span text:style-name="Code">_goto.py</text:span> script was written in the late 1990's to help me remember directories on the computers I worked on. <text:s/>It was more powerful than the tools built into the various shells and many of the folks I worked with started using it once I showed it to them. <text:s/></text:p>
      <text:p text:style-name="Text_20_body">I use the shell function <text:span text:style-name="Code">g</text:span> for this task:</text:p>
      <text:p text:style-name="Code">#-----------------------------------------------------------------------------</text:p>
      <text:p text:style-name="Code"># Function to allow moving around to saved directories. <text:s/>Arguments are:</text:p>
      <text:p text:style-name="Code"># <text:s text:c="2"/>a <text:s text:c="6"/>Adds current directory to list</text:p>
      <text:p text:style-name="Code"># <text:s text:c="2"/>e <text:s text:c="6"/>Edits list</text:p>
      <text:p text:style-name="Code"># <text:s text:c="2"/>g n <text:s text:c="4"/>Goes to the nth directory. <text:s/>If n is not a number, it is a string</text:p>
      <text:p text:style-name="Code"># <text:s text:c="10"/>that is a shorthand description and is separated from the optional </text:p>
      <text:p text:style-name="Code"># <text:s text:c="10"/>description by a ! character.</text:p>
      <text:p text:style-name="Code"><text:soft-page-break/># <text:s text:c="2"/>-t <text:s text:c="5"/>Checks each directory in the file</text:p>
      <text:p text:style-name="Code"># <text:s text:c="2"/>-T <text:s text:c="5"/>Checks all directory in the file, even those commented out</text:p>
      <text:p text:style-name="Code"># <text:s text:c="2"/>-s <text:s text:c="5"/>Print silent link names</text:p>
      <text:p text:style-name="Code"># <text:s text:c="2"/>S <text:s text:c="6"/>Search all lines in the config file for a string</text:p>
      <text:p text:style-name="Code"># <text:s text:c="2"/>s <text:s text:c="6"/>Search the active lines in the config file for a string</text:p>
      <text:p text:style-name="Code"/>
      <text:p text:style-name="Code">g()</text:p>
      <text:p text:style-name="Code">{</text:p>
      <text:p text:style-name="Code"><text:s text:c="4"/># Note this uses cygwin's python 3</text:p>
      <text:p text:style-name="Code"><text:s text:c="4"/>typeset dir</text:p>
      <text:p text:style-name="Code"><text:s text:c="4"/>typeset GOTO=_goto.py</text:p>
      <text:p text:style-name="Code"><text:s text:c="4"/>typeset GOTORC="$HOME/.gotorc"</text:p>
      <text:p text:style-name="Code"><text:s text:c="4"/># Above works in Linux; following is for Windows</text:p>
      <text:p text:style-name="Code"><text:s text:c="4"/>typeset GOTORC="c:/cygwin/home/donp/.gotorc"</text:p>
      <text:p text:style-name="Code"/>
      <text:p text:style-name="Code"><text:s text:c="4"/>if [ $# -eq 0 ] ; then</text:p>
      <text:p text:style-name="Code"><text:s text:c="8"/># Pass the script the 0 argument to have it prompt the user</text:p>
      <text:p text:style-name="Code"><text:s text:c="8"/>PYTHONLIB=$PYTHONLIBcyg PYTHONPATH=$PYTHONPATHcyg \</text:p>
      <text:p text:style-name="Code"><text:s text:c="11"/>dir="$($PYTHON3 $PYTHONPGMcyg/$GOTO $GOTORC 0)"</text:p>
      <text:p text:style-name="Code"><text:s text:c="4"/>else</text:p>
      <text:p text:style-name="Code"><text:s text:c="8"/>if [ "$1" = "home" ] ; then</text:p>
      <text:p text:style-name="Code"><text:s text:c="12"/>cd $(cat $HOME/.curdir)</text:p>
      <text:p text:style-name="Code"><text:s text:c="12"/>return</text:p>
      <text:p text:style-name="Code"><text:s text:c="8"/>fi</text:p>
      <text:p text:style-name="Code"><text:s text:c="8"/>case $1 in</text:p>
      <text:p text:style-name="Code"><text:s text:c="12"/>a) <text:s/># Add the current directory to the head of the goto file</text:p>
      <text:p text:style-name="Code"><text:s text:c="16"/>typeset tmp=/tmp/g.$$</text:p>
      <text:p text:style-name="Code"><text:s text:c="16"/>echo $(pwd) &gt;$tmp</text:p>
      <text:p text:style-name="Code"><text:s text:c="16"/>cat $GOTORC &gt;&gt;$tmp</text:p>
      <text:p text:style-name="Code"><text:s text:c="16"/>cp $GOTORC $HOME/.bup/goto.$$ <text:s/># Make a backup copy</text:p>
      <text:p text:style-name="Code"><text:s text:c="16"/>mv $tmp $GOTORC</text:p>
      <text:p text:style-name="Code"><text:s text:c="16"/>if [ $? -ne 0 ] ; then</text:p>
      <text:p text:style-name="Code"><text:s text:c="20"/>echo "Addition failed"</text:p>
      <text:p text:style-name="Code"><text:s text:c="20"/># Restore from the backup copy</text:p>
      <text:p text:style-name="Code"><text:s text:c="20"/>cp $HOME/.bup/goto.$$ $GOTORC</text:p>
      <text:p text:style-name="Code"><text:s text:c="16"/>fi</text:p>
      <text:p text:style-name="Code"><text:s text:c="16"/>return</text:p>
      <text:p text:style-name="Code"><text:s text:c="16"/>;;</text:p>
      <text:p text:style-name="Code"><text:s text:c="12"/>e) <text:s/># Edit the goto file</text:p>
      <text:p text:style-name="Code"><text:s text:c="16"/>$EDITOR $GOTORC</text:p>
      <text:p text:style-name="Code"><text:s text:c="16"/>return</text:p>
      <text:p text:style-name="Code"><text:s text:c="16"/>;;</text:p>
      <text:p text:style-name="Code"><text:s text:c="12"/>-h) # Print a help message</text:p>
      <text:p text:style-name="Code"><text:s text:c="16"/>cat &lt;&lt;EOF</text:p>
      <text:p text:style-name="Code">a <text:s text:c="6"/>Add the current directory to the head of the goto file</text:p>
      <text:p text:style-name="Code">e <text:s text:c="6"/>Edit the goto file</text:p>
      <text:p text:style-name="Code">g n <text:s text:c="4"/>Go to the nth directory in the listing</text:p>
      <text:p text:style-name="Code">S <text:s text:c="6"/>Search active lines for a regular expression</text:p>
      <text:p text:style-name="Code">S <text:s text:c="6"/>Search all lines for a regular expression</text:p>
      <text:p text:style-name="Code">-t <text:s text:c="5"/>Check the goto file's directories exist</text:p>
      <text:p text:style-name="Code">-T <text:s text:c="5"/>Check all the goto file's directories exist, even those commented-out</text:p>
      <text:p text:style-name="Code">-s <text:s text:c="5"/>Print silent link names</text:p>
      <text:p text:style-name="Code"/>
      <text:p text:style-name="Code">Otherwise, the item on the command line is looked up.</text:p>
      <text:p text:style-name="Code">EOF</text:p>
      <text:p text:style-name="Code"><text:s text:c="16"/>return</text:p>
      <text:p text:style-name="Code"><text:s text:c="16"/>;;</text:p>
      <text:p text:style-name="Code"><text:s text:c="12"/>S) <text:s/># Search the whole config file for a string</text:p>
      <text:p text:style-name="Code"><text:s text:c="16"/>grep -i $2 $GOTORC</text:p>
      <text:p text:style-name="Code"><text:s text:c="16"/>return;;</text:p>
      <text:p text:style-name="Code"><text:s text:c="12"/>s) <text:s/># Search active lines for a string</text:p>
      <text:p text:style-name="Code"><text:s text:c="16"/>grep -v "^[ \t]*#" $GOTORC | grep -i $2</text:p>
      <text:p text:style-name="Code"><text:s text:c="16"/>return;;</text:p>
      <text:p text:style-name="Code"><text:s text:c="12"/>-t) # Check the directories</text:p>
      <text:p text:style-name="Code"><text:s text:c="16"/>PYTHONLIB=$PYTHONLIBcyg PYTHONPATH=$PYTHONPATHcyg \</text:p>
      <text:p text:style-name="Code"><text:s text:c="19"/>$PYTHON3 $PYTHONPGMcyg/$GOTO -t $GOTORC</text:p>
      <text:p text:style-name="Code"><text:s text:c="16"/>[ $? -eq 0 ] &amp;&amp; echo "$GOTORC directories OK"</text:p>
      <text:p text:style-name="Code"><text:s text:c="16"/>return</text:p>
      <text:p text:style-name="Code"><text:soft-page-break/><text:s text:c="16"/>;;</text:p>
      <text:p text:style-name="Code"><text:s text:c="12"/>-T) # Check all the directories</text:p>
      <text:p text:style-name="Code"><text:s text:c="16"/>PYTHONLIB=$PYTHONLIBcyg PYTHONPATH=$PYTHONPATHcyg \</text:p>
      <text:p text:style-name="Code"><text:s text:c="20"/>$PYTHON3 $PYTHONPGMcyg/$GOTO -T $GOTORC</text:p>
      <text:p text:style-name="Code"><text:s text:c="16"/>[ $? -eq 0 ] &amp;&amp; echo "$GOTORC all directories OK"</text:p>
      <text:p text:style-name="Code"><text:s text:c="16"/>return</text:p>
      <text:p text:style-name="Code"><text:s text:c="16"/>;;</text:p>
      <text:p text:style-name="Code"><text:s text:c="12"/>-s) # Print silent link names</text:p>
      <text:p text:style-name="Code"><text:s text:c="16"/>PYTHONLIB=$PYTHONLIBcyg PYTHONPATH=$PYTHONPATHcyg \</text:p>
      <text:p text:style-name="Code"><text:s text:c="20"/>$PYTHON3 $PYTHONPGMcyg/$GOTO -s $GOTORC</text:p>
      <text:p text:style-name="Code"><text:s text:c="16"/>return</text:p>
      <text:p text:style-name="Code"><text:s text:c="16"/>;;</text:p>
      <text:p text:style-name="Code"><text:s text:c="12"/>*) <text:s/># cd to the choice given on the command line</text:p>
      <text:p text:style-name="Code"><text:s text:c="16"/>PYTHONLIB=$PYTHONLIBcyg PYTHONPATH=$PYTHONPATHcyg \</text:p>
      <text:p text:style-name="Code"><text:s text:c="20"/>dir="$($PYTHON3 $PYTHONPGMcyg/$GOTO $GOTORC $1)"</text:p>
      <text:p text:style-name="Code"><text:s text:c="16"/>;;</text:p>
      <text:p text:style-name="Code"><text:s text:c="8"/>esac</text:p>
      <text:p text:style-name="Code"><text:s text:c="4"/>fi</text:p>
      <text:p text:style-name="Code"><text:s text:c="4"/># The following removes any carriage returns, which can happen under</text:p>
      <text:p text:style-name="Code"><text:s text:c="4"/># Windows.</text:p>
      <text:p text:style-name="Code"><text:s text:c="4"/>dir="$(echo $dir | tr -d '\r')"</text:p>
      <text:p text:style-name="Code"><text:s text:c="4"/># cd to the desired directory; if it has a .profile file and is</text:p>
      <text:p text:style-name="Code"><text:s text:c="4"/># not our home directory, source it (this is useful for project</text:p>
      <text:p text:style-name="Code"><text:s text:c="4"/># aliases, etc.).</text:p>
      <text:p text:style-name="Code"><text:s text:c="4"/>if [ "$dir" ] ; then</text:p>
      <text:p text:style-name="Code"><text:s text:c="8"/>cd "$dir" <text:s/># Note 'cd -' works as expected</text:p>
      <text:p text:style-name="Code"><text:s text:c="8"/>typeset p=.profile</text:p>
      <text:p text:style-name="Code"><text:s text:c="8"/>if [ -r $p -a "$(pwd)" != "$HOME" ] ; then</text:p>
      <text:p text:style-name="Code"><text:s text:c="12"/># First, make sure it's our file</text:p>
      <text:p text:style-name="Code"><text:s text:c="12"/>owner=$(ls -l $p | awk '{print $3}')</text:p>
      <text:p text:style-name="Code"><text:s text:c="12"/>if [ "$owner" = "$LOGNAME" ] ; then</text:p>
      <text:p text:style-name="Code"><text:s text:c="16"/>. $p</text:p>
      <text:p text:style-name="Code"><text:s text:c="16"/>echo "Sourced $p"</text:p>
      <text:p text:style-name="Code"><text:s text:c="12"/>fi</text:p>
      <text:p text:style-name="Code"><text:s text:c="8"/>fi</text:p>
      <text:p text:style-name="Code"><text:s text:c="4"/>fi</text:p>
      <text:p text:style-name="Code_20_end">}</text:p>
      <text:p text:style-name="Text_20_body">You may have to fiddle with the commands in this script to get things to work on your system. <text:s/>In particular, I use various versions of python, so environment variables like <text:span text:style-name="Code">PYTHONLIBcyg</text:span>, <text:span text:style-name="Code">PYTHONPATHcyg</text:span>, and <text:span text:style-name="Code">PYTHON3</text:span> keep track of the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4" svg:font-family="Arial"/>
    <style:font-face style:name="OpenSymbol" svg:font-family="OpenSymbol"/>
    <style:font-face style:name="Arial1" svg:font-family="Arial" style:font-family-generic="swiss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 fo:background-color="#eeeeee">
        <style:background-image/>
      </style:paragraph-properties>
      <style:text-properties style:use-window-font-color="true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#eeeeee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Abstract_2c__20_title" style:display-name="Abstract, title" style:family="paragraph" style:parent-style-name="Text_20_body" style:next-style-name="Abstract_2c__20_text">
      <style:paragraph-properties fo:text-align="center" style:justify-single-word="false"/>
      <style:text-properties style:font-size-rel="-1pt" fo:font-weight="bold"/>
    </style:style>
    <style:style style:name="Abstract_2c__20_text" style:display-name="Abstract, text" style:family="paragraph" style:parent-style-name="Abstract_2c__20_title">
      <style:paragraph-properties fo:margin-left="30.48mm" fo:margin-right="25.4mm" fo:text-align="start" style:justify-single-word="false" fo:text-indent="0mm" style:auto-text-indent="false"/>
      <style:text-properties style:font-size-rel="-1pt" fo:font-weight="normal"/>
    </style:style>
    <style:style style:name="Abstract_2c__20_end" style:display-name="Abstract, end" style:family="paragraph" style:parent-style-name="Abstract_2c__20_text" style:next-style-name="Text_20_body">
      <style:paragraph-properties fo:margin-top="0mm" fo:margin-bottom="10.16mm"/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 style:next-style-name="Text_20_body">
      <style:paragraph-properties fo:background-color="#eeeeee">
        <style:background-image/>
      </style:paragraph-properties>
    </style:style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DejaVu Sans" fo:font-size="11pt" fo:font-weight="normal" fo:background-color="#ffff99"/>
    </style:style>
    <style:style style:name="Example_20_header" style:display-name="Example header" style:family="text">
      <style:text-properties style:font-name="DejaVu Sans" fo:font-size="11pt" fo:font-style="oblique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DejaVu Sans" fo:font-size="11pt" fo:language="zxx" fo:country="none" fo:font-style="oblique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3$Win32 OpenOffice.org_project/413m1$Build-9783</meta:generator>
    <meta:editing-duration>P0D</meta:editing-duration>
    <meta:editing-cycles>1</meta:editing-cycles>
    <meta:document-statistic meta:table-count="0" meta:image-count="0" meta:object-count="0" meta:page-count="5" meta:paragraph-count="241" meta:word-count="1806" meta:character-count="12403"/>
    <meta:template xlink:type="simple" xlink:actuate="onRequest" xlink:title="Normal" xlink:href="../Normal.ott" meta:date="2014-12-28T08:19:31.36"/>
  </office:meta>
</office:document-meta>
</file>